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pt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2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ROUND(IF([.B$3]=&quot;metric&quot;;[.E19];[.E19]/25.4);1)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[.C$11]-(IF([.B$3]=&quot;metric&quot;;100;4))" office:value-type="float" office:value="300" calcext:value-type="float">
            <text:p>300</text:p>
          </table:table-cell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16:56:01.468148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5-12-22T17:09:10.073093258</dc:date>
    <meta:editing-duration>P98DT23H27M7S</meta:editing-duration>
    <meta:editing-cycles>77</meta:editing-cycles>
    <meta:generator>LibreOffice/5.0.3.2$Linux_X86_64 LibreOffice_project/00$Build-2</meta:generator>
    <meta:printed-by>Marty Rice</meta:printed-by>
    <meta:print-date>2014-10-31T20:38:13.956709794</meta:print-date>
    <meta:document-statistic meta:table-count="1" meta:cell-count="309" meta:object-count="0"/>
  </office:meta>
</office:document-meta>
</file>